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1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style-name="Default" office:value-type="string" calcext:value-type="string">
            <text:p>dist to x</text:p>
          </table:table-cell>
          <table:table-cell table:style-name="Default" office:value-type="string" calcext:value-type="string">
            <text:p>dist to y</text:p>
          </table:table-cell>
          <table:table-cell/>
          <table:table-cell office:value-type="string" calcext:value-type="string">
            <text:p>DIST TO E</text:p>
          </table:table-cell>
          <table:table-cell/>
          <table:table-cell office:value-type="string" calcext:value-type="string">
            <text:p>Dist to b</text:p>
          </table:table-cell>
          <table:table-cell/>
          <table:table-cell office:value-type="string" calcext:value-type="string">
            <text:p>dist to C</text:p>
          </table:table-cell>
          <table:table-cell/>
          <table:table-cell office:value-type="string" calcext:value-type="string">
            <text:p>distto d</text:p>
          </table:table-cell>
          <table:table-cell/>
          <table:table-cell office:value-type="string" calcext:value-type="string">
            <text:p>dist TO A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SQRT(POWER(ABS([.B4]-[.B1]);2) + POWER(ABS([.C4]-[.C1]);2) )" office:value-type="float" office:value="6.08276253029822" calcext:value-type="float">
            <text:p>6.0827625303</text:p>
          </table:table-cell>
          <table:table-cell table:formula="of:=SQRT(POWER(ABS([.B4]-[.B2]);2) + POWER(ABS([.C4]-[.C2]);2) )" office:value-type="float" office:value="9.8488578017961" calcext:value-type="float">
            <text:p>9.8488578018</text:p>
          </table:table-cell>
          <table:table-cell table:formula="of:=MIN([.D4];[.E4])" office:value-type="float" office:value="6.08276253029822" calcext:value-type="float">
            <text:p>6.0827625303</text:p>
          </table:table-cell>
          <table:table-cell table:formula="of:=SQRT(POWER(ABS([.B4]-[.B8]);2) + POWER(ABS([.C4]-[.C8]);2) )" office:value-type="float" office:value="8.06225774829855" calcext:value-type="float">
            <text:p>8.0622577483</text:p>
          </table:table-cell>
          <table:table-cell table:formula="of:=MIN([.G4];[.E4];[.D4])" office:value-type="float" office:value="6.08276253029822" calcext:value-type="float">
            <text:p>6.0827625303</text:p>
          </table:table-cell>
          <table:table-cell table:formula="of:=SQRT(POWER(ABS([.B4]-[.B5]);2) + POWER(ABS([.C4]-[.C5]);2) )" office:value-type="float" office:value="2.23606797749979" calcext:value-type="float">
            <text:p>2.2360679775</text:p>
          </table:table-cell>
          <table:table-cell table:formula="of:=MIN([.I4];[.G4];[.E4];[.D4])" office:value-type="float" office:value="2.23606797749979" calcext:value-type="float">
            <text:p>2.2360679775</text:p>
          </table:table-cell>
          <table:table-cell table:formula="of:=SQRT(POWER(ABS([.B4]-[.B6]);2) + POWER(ABS([.C4]-[.C6]);2) )" office:value-type="float" office:value="4.24264068711929" calcext:value-type="float">
            <text:p>4.2426406871</text:p>
          </table:table-cell>
          <table:table-cell table:formula="of:=MIN([.K4];[.I4];[.G4];[.E4];[.D4])" office:value-type="float" office:value="2.23606797749979" calcext:value-type="float">
            <text:p>2.2360679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SQRT(POWER(ABS([.B5]-[.B1]);2) + POWER(ABS([.C5]-[.C1]);2) )" office:value-type="float" office:value="7.61577310586391" calcext:value-type="float">
            <text:p>7.6157731059</text:p>
          </table:table-cell>
          <table:table-cell table:formula="of:=SQRT(POWER(ABS([.B5]-[.B2]);2) + POWER(ABS([.C5]-[.C2]);2) )" office:value-type="float" office:value="7.61577310586391" calcext:value-type="float">
            <text:p>7.6157731059</text:p>
          </table:table-cell>
          <table:table-cell table:formula="of:=MIN([.D5];[.E5])" office:value-type="float" office:value="7.61577310586391" calcext:value-type="float">
            <text:p>7.6157731059</text:p>
          </table:table-cell>
          <table:table-cell table:style-name="ce1" table:formula="of:=SQRT(POWER(ABS([.B5]-[.B8]);2) + POWER(ABS([.C5]-[.C8]);2) )" office:value-type="float" office:value="7.07106781186548" calcext:value-type="float">
            <text:p>7.0710678119</text:p>
          </table:table-cell>
          <table:table-cell table:formula="of:=MIN([.G5];[.E5];[.D5])" office:value-type="float" office:value="7.07106781186548" calcext:value-type="float">
            <text:p>7.0710678119</text:p>
          </table:table-cell>
          <table:table-cell office:value-type="float" office:value="0" calcext:value-type="float">
            <text:p>0</text:p>
          </table:table-cell>
          <table:table-cell table:formula="of:=MIN([.I5];[.G5];[.E5];[.D5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IN([.K5];[.I5];[.G5];[.E5];[.D5])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QRT(POWER(ABS([.B5]-[.B4]);2) + POWER(ABS([.C5]-[.C4]);2) )" office:value-type="float" office:value="2.23606797749979" calcext:value-type="float">
            <text:p>2.2360679775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QRT(POWER(ABS([.B6]-[.B1]);2) + POWER(ABS([.C6]-[.C1]);2) )" office:value-type="float" office:value="5" calcext:value-type="float">
            <text:p>5</text:p>
          </table:table-cell>
          <table:table-cell table:formula="of:=SQRT(POWER(ABS([.B6]-[.B2]);2) + POWER(ABS([.C6]-[.C2]);2) )" office:value-type="float" office:value="9.21954445729289" calcext:value-type="float">
            <text:p>9.2195444573</text:p>
          </table:table-cell>
          <table:table-cell table:formula="of:=MIN([.D6];[.E6])" office:value-type="float" office:value="5" calcext:value-type="float">
            <text:p>5</text:p>
          </table:table-cell>
          <table:table-cell table:style-name="ce1" table:formula="of:=SQRT(POWER(ABS([.B6]-[.B8]);2) + POWER(ABS([.C6]-[.C8]);2) )" office:value-type="float" office:value="4.12310562561766" calcext:value-type="float">
            <text:p>4.1231056256</text:p>
          </table:table-cell>
          <table:table-cell table:formula="of:=MIN([.G6];[.E6];[.D6])" office:value-type="float" office:value="4.12310562561766" calcext:value-type="float">
            <text:p>4.1231056256</text:p>
          </table:table-cell>
          <table:table-cell table:formula="of:=SQRT(POWER(ABS([.B6]-[.B5]);2) + POWER(ABS([.C6]-[.C5]);2) )" office:value-type="float" office:value="4.12310562561766" calcext:value-type="float">
            <text:p>4.1231056256</text:p>
          </table:table-cell>
          <table:table-cell table:formula="of:=MIN([.I6];[.G6];[.E6];[.D6])" office:value-type="float" office:value="4.12310562561766" calcext:value-type="float">
            <text:p>4.1231056256</text:p>
          </table:table-cell>
          <table:table-cell table:formula="of:=SQRT(POWER(ABS([.B6]-[.B6]);2) + POWER(ABS([.C6]-[.C6]);2) )" office:value-type="float" office:value="0" calcext:value-type="float">
            <text:p>0</text:p>
          </table:table-cell>
          <table:table-cell table:formula="of:=MIN([.K6];[.I6];[.G6];[.E6];[.D6])" office:value-type="float" office:value="0" calcext:value-type="float">
            <text:p>0</text:p>
          </table:table-cell>
          <table:table-cell table:number-columns-repeated="2"/>
          <table:table-cell table:formula="of:=SQRT(POWER(ABS([.B6]-[.B4]);2) + POWER(ABS([.C6]-[.C4]);2) )" office:value-type="float" office:value="4.24264068711929" calcext:value-type="float">
            <text:p>4.2426406871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SQRT(POWER(ABS([.B7]-[.B1]);2) + POWER(ABS([.C7]-[.C1]);2) )" office:value-type="float" office:value="9.89949493661167" calcext:value-type="float">
            <text:p>9.8994949366</text:p>
          </table:table-cell>
          <table:table-cell table:formula="of:=SQRT(POWER(ABS([.B7]-[.B2]);2) + POWER(ABS([.C7]-[.C2]);2) )" office:value-type="float" office:value="4.24264068711929" calcext:value-type="float">
            <text:p>4.2426406871</text:p>
          </table:table-cell>
          <table:table-cell table:formula="of:=MIN([.D7];[.E7])" office:value-type="float" office:value="4.24264068711929" calcext:value-type="float">
            <text:p>4.2426406871</text:p>
          </table:table-cell>
          <table:table-cell table:style-name="ce1" table:formula="of:=SQRT(POWER(ABS([.B7]-[.B8]);2) + POWER(ABS([.C7]-[.C8]);2) )" office:value-type="float" office:value="5.09901951359278" calcext:value-type="float">
            <text:p>5.0990195136</text:p>
          </table:table-cell>
          <table:table-cell table:formula="of:=MIN([.G7];[.E7];[.D7])" office:value-type="float" office:value="4.24264068711929" calcext:value-type="float">
            <text:p>4.2426406871</text:p>
          </table:table-cell>
          <table:table-cell table:formula="of:=SQRT(POWER(ABS([.B7]-[.B5]);2) + POWER(ABS([.C7]-[.C5]);2) )" office:value-type="float" office:value="4" calcext:value-type="float">
            <text:p>4</text:p>
          </table:table-cell>
          <table:table-cell table:formula="of:=MIN([.I7];[.G7];[.E7];[.D7])" office:value-type="float" office:value="4" calcext:value-type="float">
            <text:p>4</text:p>
          </table:table-cell>
          <table:table-cell table:formula="of:=SQRT(POWER(ABS([.B7]-[.B6]);2) + POWER(ABS([.C7]-[.C6]);2) )" office:value-type="float" office:value="5" calcext:value-type="float">
            <text:p>5</text:p>
          </table:table-cell>
          <table:table-cell table:formula="of:=MIN([.K7];[.I7];[.G7];[.E7];[.D7])" office:value-type="float" office:value="4" calcext:value-type="float">
            <text:p>4</text:p>
          </table:table-cell>
          <table:table-cell table:number-columns-repeated="2"/>
          <table:table-cell table:style-name="ce1" table:formula="of:=SQRT(POWER(ABS([.B7]-[.B4]);2) + POWER(ABS([.C7]-[.C4]);2) )" office:value-type="float" office:value="6.08276253029822" calcext:value-type="float">
            <text:p>6.0827625303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QRT(POWER(ABS([.B8]-[.B1]);2) + POWER(ABS([.C8]-[.C1]);2) )" office:value-type="float" office:value="8.24621125123532" calcext:value-type="float">
            <text:p>8.2462112512</text:p>
          </table:table-cell>
          <table:table-cell table:formula="of:=SQRT(POWER(ABS([.B8]-[.B2]);2) + POWER(ABS([.C8]-[.C2]);2) )" office:value-type="float" office:value="8.24621125123532" calcext:value-type="float">
            <text:p>8.2462112512</text:p>
          </table:table-cell>
          <table:table-cell table:formula="of:=MIN([.D8];[.E8])" office:value-type="float" office:value="8.24621125123532" calcext:value-type="float">
            <text:p>8.2462112512</text:p>
          </table:table-cell>
          <table:table-cell office:value-type="float" office:value="0" calcext:value-type="float">
            <text:p>0</text:p>
          </table:table-cell>
          <table:table-cell table:formula="of:=MIN([.G8];[.E8];[.D8])" office:value-type="float" office:value="0" calcext:value-type="float">
            <text:p>0</text:p>
          </table:table-cell>
          <table:table-cell table:formula="of:=SQRT(POWER(ABS([.B8]-[.B9]);2) + POWER(ABS([.C8]-[.C9]);2) )" office:value-type="float" office:value="3.16227766016838" calcext:value-type="float">
            <text:p>3.1622776602</text:p>
          </table:table-cell>
          <table:table-cell table:formula="of:=MIN([.I8];[.G8];[.E8];[.D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MIN([.K8];[.I8];[.G8];[.E8];[.D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SQRT(POWER(ABS([.B8]-[.B4]);2) + POWER(ABS([.C8]-[.C4]);2) )" office:value-type="float" office:value="8.06225774829855" calcext:value-type="float">
            <text:p>8.062257748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QRT(POWER(ABS([.B9]-[.B1]);2) + POWER(ABS([.C9]-[.C1]);2) )" office:value-type="float" office:value="10.295630140987" calcext:value-type="float">
            <text:p>10.295630141</text:p>
          </table:table-cell>
          <table:table-cell table:formula="of:=SQRT(POWER(ABS([.B9]-[.B2]);2) + POWER(ABS([.C9]-[.C2]);2) )" office:value-type="float" office:value="5.09901951359278" calcext:value-type="float">
            <text:p>5.0990195136</text:p>
          </table:table-cell>
          <table:table-cell table:formula="of:=MIN([.D9];[.E9])" office:value-type="float" office:value="5.09901951359278" calcext:value-type="float">
            <text:p>5.0990195136</text:p>
          </table:table-cell>
          <table:table-cell table:style-name="ce1" table:formula="of:=SQRT(POWER(ABS([.B9]-[.B8]);2) + POWER(ABS([.C9]-[.C8]);2) )" office:value-type="float" office:value="3.16227766016838" calcext:value-type="float">
            <text:p>3.1622776602</text:p>
          </table:table-cell>
          <table:table-cell table:formula="of:=MIN([.G9];[.E9];[.D9])" office:value-type="float" office:value="3.16227766016838" calcext:value-type="float">
            <text:p>3.1622776602</text:p>
          </table:table-cell>
          <table:table-cell table:formula="of:=SQRT(POWER(ABS([.B9]-[.B5]);2) + POWER(ABS([.C9]-[.C5]);2) )" office:value-type="float" office:value="6.32455532033676" calcext:value-type="float">
            <text:p>6.3245553203</text:p>
          </table:table-cell>
          <table:table-cell table:formula="of:=MIN([.I9];[.G9];[.E9];[.D9])" office:value-type="float" office:value="3.16227766016838" calcext:value-type="float">
            <text:p>3.1622776602</text:p>
          </table:table-cell>
          <table:table-cell table:formula="of:=SQRT(POWER(ABS([.B9]-[.B6]);2) + POWER(ABS([.C9]-[.C6]);2) )" office:value-type="float" office:value="5.3851648071345" calcext:value-type="float">
            <text:p>5.3851648071</text:p>
          </table:table-cell>
          <table:table-cell table:number-columns-repeated="3"/>
          <table:table-cell table:style-name="ce1" table:formula="of:=SQRT(POWER(ABS([.B9]-[.B4]);2) + POWER(ABS([.C9]-[.C4]);2) )" office:value-type="float" office:value="8.06225774829855" calcext:value-type="float">
            <text:p>8.06225774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3:42:56.589612151</meta:creation-date>
    <dc:date>2014-11-12T00:11:35.984551357</dc:date>
    <meta:editing-duration>PT13M23S</meta:editing-duration>
    <meta:editing-cycles>1</meta:editing-cycles>
    <meta:document-statistic meta:table-count="1" meta:cell-count="99" meta:object-count="0"/>
    <meta:generator>LibreOffice/4.3.3.2$Linux_X86_64 LibreOffice_project/430m0$Build-2</meta:generator>
  </office:meta>
</office:document-meta>
</file>